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910b3" officeooo:paragraph-rsid="001b7c93"/>
    </style:style>
    <style:style style:name="P2" style:family="paragraph" style:parent-style-name="Standard">
      <style:text-properties style:font-name="Arial" officeooo:rsid="001cb396" officeooo:paragraph-rsid="001cb396"/>
    </style:style>
    <style:style style:name="P3" style:family="paragraph" style:parent-style-name="Standard">
      <style:text-properties style:font-name="Arial" officeooo:rsid="001d75a0" officeooo:paragraph-rsid="001d75a0"/>
    </style:style>
    <style:style style:name="P4" style:family="paragraph" style:parent-style-name="Standard">
      <style:text-properties style:font-name="Arial" officeooo:rsid="001ecf98" officeooo:paragraph-rsid="001ecf98"/>
    </style:style>
    <style:style style:name="P5" style:family="paragraph" style:parent-style-name="Standard">
      <style:text-properties style:font-name="Arial" officeooo:rsid="00273ac2" officeooo:paragraph-rsid="00273ac2"/>
    </style:style>
    <style:style style:name="P6" style:family="paragraph" style:parent-style-name="Standard">
      <style:text-properties style:font-name="Arial" officeooo:rsid="0028dd3c" officeooo:paragraph-rsid="0028dd3c"/>
    </style:style>
    <style:style style:name="P7" style:family="paragraph" style:parent-style-name="Standard">
      <style:text-properties style:font-name="Arial" officeooo:rsid="002b3a3e" officeooo:paragraph-rsid="002b3a3e"/>
    </style:style>
    <style:style style:name="P8" style:family="paragraph" style:parent-style-name="Standard">
      <style:text-properties style:font-name="Arial" officeooo:rsid="0033de62" officeooo:paragraph-rsid="0033de62"/>
    </style:style>
    <style:style style:name="T1" style:family="text">
      <style:text-properties style:font-name="Arial"/>
    </style:style>
    <style:style style:name="T2" style:family="text">
      <style:text-properties style:font-name="Arial" officeooo:rsid="001b7c93"/>
    </style:style>
    <style:style style:name="T3" style:family="text">
      <style:text-properties style:font-name="Arial" officeooo:rsid="001cb4c7"/>
    </style:style>
    <style:style style:name="T4" style:family="text">
      <style:text-properties style:font-name="Arial" officeooo:rsid="0028dd3c"/>
    </style:style>
    <style:style style:name="T5" style:family="text">
      <style:text-properties style:font-name="Arial" officeooo:rsid="002a4cdd"/>
    </style:style>
    <style:style style:name="T6" style:family="text">
      <style:text-properties style:font-name="Arial" officeooo:rsid="002b3a3e"/>
    </style:style>
    <style:style style:name="T7" style:family="text">
      <style:text-properties style:font-name="Arial" officeooo:rsid="002ddef5"/>
    </style:style>
    <style:style style:name="T8" style:family="text">
      <style:text-properties style:font-name="Arial" officeooo:rsid="002f22d0"/>
    </style:style>
    <style:style style:name="T9" style:family="text">
      <style:text-properties style:font-name="Arial" officeooo:rsid="00306145"/>
    </style:style>
    <style:style style:name="T10" style:family="text">
      <style:text-properties style:font-name="Arial" officeooo:rsid="0035cf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pan text:style-name="T2"/></text:p>
      <text:p text:style-name="P2"><text:span text:style-name="T2">(-</text:span><text:span text:style-name="T1">2a)*(2*a*b)*(-</text:span><text:span text:style-name="T3">a</text:span><text:span text:style-name="T1">)*</text:span><text:span text:style-name="T3">ab</text:span></text:p>
      <text:p text:style-name="P2"><text:span text:style-name="T3"/></text:p>
      <text:p text:style-name="P3"><text:span text:style-name="T3">3/</text:span><text:span text:style-name="T1">8*5/7=15/56</text:span></text:p>
      <text:p text:style-name="P3"><text:span text:style-name="T1"/></text:p>
      <text:p text:style-name="P4"><text:span text:style-name="T1">201,06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text:span text:style-name="T1">f(x)</text:span><text:span text:style-name="T4">= sqrt(x)</text:span></text:p>
      <text:p text:style-name="P6"><text:span text:style-name="T1">F(x)=</text:span><text:span text:style-name="T5">2/3*x**1.5</text:span><text:span text:style-name="T6">+c</text:span></text:p>
      <text:p text:style-name="P6"><text:span text:style-name="T6"/></text:p>
      <text:p text:style-name="P7"><text:span text:style-name="T1">f(x)</text:span><text:span text:style-name="T7">=</text:span><text:span text:style-name="T8">3*</text:span><text:span text:style-name="T9">(x**2)**1/3</text:span></text:p>
      <text:p text:style-name="P7"><text:span text:style-name="T9"/></text:p>
      <text:p text:style-name="P8"><text:span text:style-name="T9">h</text:span><text:span text:style-name="T1">´(x)=</text:span><text:span text:style-name="T10">2*x**-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5T09:30:44.728000000</dc:date>
    <meta:editing-duration>PT1H9M26S</meta:editing-duration>
    <meta:editing-cycles>20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7" meta:word-count="8" meta:character-count="101" meta:non-whitespace-character-count="100"/>
  </office:meta>
</office:document-meta>
</file>